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bdf49" officeooo:paragraph-rsid="000bdf49" style:font-weight-asian="bold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style:text-underline-style="none" fo:font-weight="bold" officeooo:rsid="000bdf49" officeooo:paragraph-rsid="000bdf49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style:text-underline-style="none" fo:font-weight="bold" officeooo:rsid="000bdf49" officeooo:paragraph-rsid="000d133f" style:font-weight-asian="bold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style:text-underline-style="none" fo:font-weight="bold" officeooo:rsid="000bdf49" officeooo:paragraph-rsid="000deae4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bold" officeooo:rsid="000bdf49" officeooo:paragraph-rsid="000deae4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bold" officeooo:rsid="000deae4" officeooo:paragraph-rsid="000deae4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bold" officeooo:rsid="000f9415" officeooo:paragraph-rsid="000f9415" style:font-weight-asian="bold" style:font-weight-complex="bold"/>
    </style:style>
    <style:style style:name="P8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0deae4" officeooo:paragraph-rsid="000deae4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officeooo:rsid="000deae4" officeooo:paragraph-rsid="000deae4" style:font-weight-asian="normal" style:font-weight-complex="normal"/>
    </style:style>
    <style:style style:name="P10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0f8dff" officeooo:paragraph-rsid="000f8dff" style:font-weight-asian="normal" style:font-weight-complex="normal"/>
    </style:style>
    <style:style style:name="P11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0f9415" officeooo:paragraph-rsid="000f9415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normal" officeooo:rsid="000f9415" officeooo:paragraph-rsid="000f9415" style:font-weight-asian="normal" style:font-weight-complex="normal"/>
    </style:style>
    <style:style style:name="P13" style:family="paragraph" style:parent-style-name="Standard" style:list-style-name="L4">
      <style:paragraph-properties fo:text-align="start" style:justify-single-word="false"/>
      <style:text-properties style:text-underline-style="none" fo:font-weight="normal" officeooo:rsid="000f9415" officeooo:paragraph-rsid="000f9415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d133f" style:font-weight-asian="normal" style:font-weight-complex="normal"/>
    </style:style>
    <style:style style:name="T3" style:family="text">
      <style:text-properties fo:font-weight="normal" officeooo:rsid="000deae4" style:font-weight-asian="normal" style:font-weight-complex="normal"/>
    </style:style>
    <style:style style:name="T4" style:family="text">
      <style:text-properties officeooo:rsid="000f941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-4<text:line-break/></text:p>
      <text:list xml:id="list8913431264071340817" text:style-name="L1">
        <text:list-header>
          <text:p text:style-name="P2">PARALLEL ALGORITHM- </text:p>
        </text:list-header>
        <text:list-item>
          <text:p text:style-name="P2"><text:span text:style-name="T1">We used MPI+Cuda to perform sparse matrix multiplication. The number of processes are taken to be 32 </text:span><text:span text:style-name="T2">(as written in the run.sh file. This could be changed from there).</text:span></text:p>
        </text:list-item>
        <text:list-item>
          <text:p text:style-name="P3"><text:span text:style-name="T1">Each process re</text:span><text:span text:style-name="T2">ads the file and computes on P rows (where P=DIMENSION/number of processes). For the process with last rank, it computes on P+(DIMENSION%number of process) to account for the case where the DIMENSION of the matrix is not a multiple of the number of processes.</text:span></text:p>
        </text:list-item>
        <text:list-item>
          <text:p text:style-name="P3"><text:span text:style-name="T2">Each process stores the matrix in CSR format, where data stores the non-zero elements, indices stores the column numbers of each non-zero element.</text:span></text:p>
        </text:list-item>
        <text:list-item>
          <text:p text:style-name="P3"><text:span text:style-name="T2">Each process sends these arrays to the GPU kernel code, which assigns one warp to each matrix row.</text:span></text:p>
        </text:list-item>
        <text:list-item>
          <text:p text:style-name="P3"><text:span text:style-name="T2">It then coordinates among the threads within the same warp. </text:span></text:p>
        </text:list-item>
        <text:list-item>
          <text:p text:style-name="P4"><text:span text:style-name="T3">Finally a warp-wise parallel reduction sums the per-thread results together and stores it in the result vector which is then copied to device result. Thus we get the matrix multiplication for the corresponding rows with each process.</text:span></text:p>
        </text:list-item>
        <text:list-item>
          <text:p text:style-name="P4"><text:span text:style-name="T3">Each process sends it’s corresponding result vector to </text:span><text:span text:style-name="T1"><text:s/></text:span><text:span text:style-name="T3">process 0 which process 0 gathers using MPI_gather, and stores the result in ascending order of the rank of the processes.</text:span></text:p>
        </text:list-item>
      </text:list>
      <text:p text:style-name="P5"><text:span text:style-name="T3"/></text:p>
      <text:p text:style-name="P6">DESIGN DECISIONS-</text:p>
      <text:list xml:id="list3471949834027404797" text:style-name="L2">
        <text:list-item>
          <text:p text:style-name="P8">To store the rows, CSR format is used because it permits a variable number of non-zeroes per row.</text:p>
        </text:list-item>
        <text:list-item>
          <text:p text:style-name="P8">1024 threads run per block and the number of blocks are calculated according to the dimensions of the matrix given.</text:p>
        </text:list-item>
      </text:list>
      <text:p text:style-name="P9"/>
      <text:p text:style-name="P6">LOAD BALANCING STRATERGY-</text:p>
      <text:list xml:id="list4075220117944965889" text:style-name="L3">
        <text:list-item>
          <text:p text:style-name="P10">The total number of rows in the matrix are equally divided among the processes. Only in cases where the total number is not a multiple of the DIMENSION of the matrix, the last process has DIMENSION%(number of processes) more number of rows for computation.</text:p>
        </text:list-item>
        <text:list-item>
          <text:p text:style-name="P10">The vector algorithm sums the per-warp threads. If a process has less number of non-zero elements in it’s set of data, then <text:span text:style-name="T4">the workload in hands of that process is low.</text:span></text:p>
        </text:list-item>
        <text:list-item>
          <text:p text:style-name="P11">The number of blocks is calculated according to the dimension of the matrix, thus avoiding thread divergence.</text:p>
        </text:list-item>
        <text:list-item>
          <text:p text:style-name="P11">Finally process with rank 0 is loaded with the task of gathering the result arrays of all the individual processes and finally printing the matrix into the output file.</text:p>
        </text:list-item>
      </text:list>
      <text:p text:style-name="P12"/>
      <text:p text:style-name="P7">PARALLIZATION STRATERGY-</text:p>
      <text:list xml:id="list2391288891260250810" text:style-name="L4">
        <text:list-item>
          <text:p text:style-name="P13">The parallelism is introduced by both the splitting of rows into the number of processes as well as the parallel warp-wise reduction of the sum in Cuda kernel algorithm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7T19:32:49.005514988</meta:creation-date>
    <dc:date>2017-05-07T21:12:47.216598363</dc:date>
    <meta:editing-duration>PT6M16S</meta:editing-duration>
    <meta:editing-cycles>1</meta:editing-cycles>
    <meta:document-statistic meta:table-count="0" meta:image-count="0" meta:object-count="0" meta:page-count="1" meta:paragraph-count="19" meta:word-count="405" meta:character-count="2346" meta:non-whitespace-character-count="1971"/>
    <meta:generator>LibreOffice/5.2.2.2$Linux_X86_64 LibreOffice_project/20m0$Build-2</meta:generator>
  </office:meta>
</office:document-meta>
</file>